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3.551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3.023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2]" style:apply-style-name="Untitled1" style:base-cell-address="Sheet1.J2"/>
      <style:map style:condition="cell-content()&gt;[$Sheet1.$I$2]" style:apply-style-name="Untitled2" style:base-cell-address="Sheet1.J2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3]" style:apply-style-name="Untitled1" style:base-cell-address="Sheet1.J3"/>
      <style:map style:condition="cell-content()&gt;[$Sheet1.$I$3]" style:apply-style-name="Untitled2" style:base-cell-address="Sheet1.J3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4]" style:apply-style-name="Untitled1" style:base-cell-address="Sheet1.J4"/>
      <style:map style:condition="cell-content()&gt;[$Sheet1.$I$4]" style:apply-style-name="Untitled2" style:base-cell-address="Sheet1.J4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5]" style:apply-style-name="Untitled1" style:base-cell-address="Sheet1.J5"/>
      <style:map style:condition="cell-content()&gt;[$Sheet1.$I$5]" style:apply-style-name="Untitled2" style:base-cell-address="Sheet1.J5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6]" style:apply-style-name="Untitled1" style:base-cell-address="Sheet1.J6"/>
      <style:map style:condition="cell-content()&gt;[$Sheet1.$I$6]" style:apply-style-name="Untitled2" style:base-cell-address="Sheet1.J6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7]" style:apply-style-name="Untitled1" style:base-cell-address="Sheet1.J7"/>
      <style:map style:condition="cell-content()&gt;[$Sheet1.$I$7]" style:apply-style-name="Untitled2" style:base-cell-address="Sheet1.J7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8]" style:apply-style-name="Untitled1" style:base-cell-address="Sheet1.J8"/>
      <style:map style:condition="cell-content()&gt;[$Sheet1.$I$8]" style:apply-style-name="Untitled2" style:base-cell-address="Sheet1.J8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9]" style:apply-style-name="Untitled1" style:base-cell-address="Sheet1.J9"/>
      <style:map style:condition="cell-content()&gt;[$Sheet1.$I$9]" style:apply-style-name="Untitled2" style:base-cell-address="Sheet1.J9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10]" style:apply-style-name="Untitled1" style:base-cell-address="Sheet1.J10"/>
      <style:map style:condition="cell-content()&gt;[$Sheet1.$I$10]" style:apply-style-name="Untitled2" style:base-cell-address="Sheet1.J1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11]" style:apply-style-name="Untitled1" style:base-cell-address="Sheet1.J11"/>
      <style:map style:condition="cell-content()&gt;[$Sheet1.$I$11]" style:apply-style-name="Untitled2" style:base-cell-address="Sheet1.J11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12]" style:apply-style-name="Untitled1" style:base-cell-address="Sheet1.J12"/>
      <style:map style:condition="cell-content()&gt;[$Sheet1.$I$12]" style:apply-style-name="Untitled2" style:base-cell-address="Sheet1.J12"/>
    </style:style>
  </office:automatic-styles>
  <office:body>
    <office:spreadsheet>
      <table:table table:name="Sheet1" table:style-name="ta1" table:print="false">
        <table:table-column table:style-name="co3" table:number-columns-repeated="2" table:default-cell-style-name="ce2"/>
        <table:table-column table:style-name="co2" table:number-columns-repeated="2" table:default-cell-style-name="ce6"/>
        <table:table-column table:style-name="co4" table:default-cell-style-name="ce6"/>
        <table:table-column table:style-name="co2" table:number-columns-repeated="2" table:default-cell-style-name="ce2"/>
        <table:table-column table:style-name="co2" table:default-cell-style-name="ce8"/>
        <table:table-column table:style-name="co5" table:default-cell-style-name="ce6"/>
        <table:table-column table:style-name="co6" table:default-cell-style-name="Default"/>
        <table:table-row table:style-name="ro2">
          <table:table-cell table:style-name="ce1" office:value-type="string">
            <text:p>Part</text:p>
          </table:table-cell>
          <table:table-cell table:style-name="ce3" office:value-type="string">
            <text:p>Part Number</text:p>
          </table:table-cell>
          <table:table-cell table:style-name="ce4" office:value-type="string">
            <text:p>needed qty</text:p>
          </table:table-cell>
          <table:table-cell table:style-name="ce4" office:value-type="string">
            <text:p>cost</text:p>
          </table:table-cell>
          <table:table-cell table:style-name="ce4" office:value-type="string">
            <text:p>Purchase qty</text:p>
          </table:table-cell>
          <table:table-cell table:style-name="ce4" office:value-type="string">
            <text:p>per item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brd qty</text:p>
          </table:table-cell>
          <table:table-cell table:style-name="ce4" office:value-type="string">
            <text:p>current stock</text:p>
          </table:table-cell>
          <table:table-cell table:style-name="ce4" office:value-type="string">
            <text:p>total needed</text:p>
          </table:table-cell>
        </table:table-row>
        <table:table-row table:style-name="ro4">
          <table:table-cell table:style-name="Default" office:value-type="string">
            <text:p>PCA9685</text:p>
          </table:table-cell>
          <table:table-cell table:style-name="Default"/>
          <table:table-cell table:style-name="ce5" office:value-type="float" office:value="1">
            <text:p>1</text:p>
          </table:table-cell>
          <table:table-cell table:style-name="ce5" office:value-type="float" office:value="56">
            <text:p>56</text:p>
          </table:table-cell>
          <table:table-cell office:value-type="float" office:value="10">
            <text:p>10</text:p>
          </table:table-cell>
          <table:table-cell table:style-name="Default" table:formula="of:=([.D2]/[.E2])" office:value-type="float" office:value="5.6">
            <text:p>5.6</text:p>
          </table:table-cell>
          <table:table-cell table:style-name="Default" table:formula="of:=([.C2]*[.F2])" office:value-type="float" office:value="5.6">
            <text:p>5.6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9" table:formula="of:=([.H2]*[.C2])" office:value-type="float" office:value="3">
            <text:p>3</text:p>
          </table:table-cell>
        </table:table-row>
        <table:table-row table:style-name="ro4">
          <table:table-cell table:style-name="Default" office:value-type="string">
            <text:p>pin header 2x2</text:p>
          </table:table-cell>
          <table:table-cell table:style-name="Default" office:value-type="string">
            <text:p>C492419</text:p>
          </table:table-cell>
          <table:table-cell office:value-type="float" office:value="2">
            <text:p>2</text:p>
          </table:table-cell>
          <table:table-cell table:style-name="ce5" office:value-type="float" office:value="4.12">
            <text:p>4.12</text:p>
          </table:table-cell>
          <table:table-cell office:value-type="float" office:value="200">
            <text:p>200</text:p>
          </table:table-cell>
          <table:table-cell table:style-name="Default" table:formula="of:=([.D3]/[.E3])" office:value-type="float" office:value="0.0206">
            <text:p>0.0206</text:p>
          </table:table-cell>
          <table:table-cell table:style-name="Default" table:formula="of:=([.C3]*[.F3])" office:value-type="float" office:value="0.0412">
            <text:p>0.0412</text:p>
          </table:table-cell>
          <table:table-cell table:style-name="ce7" table:formula="of:=([.H2])" office:value-type="float" office:value="3">
            <text:p>3</text:p>
          </table:table-cell>
          <table:table-cell table:style-name="ce5" office:value-type="float" office:value="150">
            <text:p>150</text:p>
          </table:table-cell>
          <table:table-cell table:style-name="ce10" table:formula="of:=([.H3]*[.C3])" office:value-type="float" office:value="6">
            <text:p>6</text:p>
          </table:table-cell>
        </table:table-row>
        <table:table-row table:style-name="ro4">
          <table:table-cell table:style-name="Default" office:value-type="string">
            <text:p>pinheader 2x6</text:p>
          </table:table-cell>
          <table:table-cell table:style-name="Default" office:value-type="string">
            <text:p>C49242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.44">
            <text:p>6.44</text:p>
          </table:table-cell>
          <table:table-cell office:value-type="float" office:value="100">
            <text:p>100</text:p>
          </table:table-cell>
          <table:table-cell table:style-name="Default" table:formula="of:=([.D4]/[.E4])" office:value-type="float" office:value="0.0644">
            <text:p>0.0644</text:p>
          </table:table-cell>
          <table:table-cell table:style-name="Default" table:formula="of:=([.C4]*[.F4])" office:value-type="float" office:value="0.0644">
            <text:p>0.0644</text:p>
          </table:table-cell>
          <table:table-cell table:style-name="ce7" table:formula="of:=([.H2])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11" table:formula="of:=([.H4]*[.C4])" office:value-type="float" office:value="3">
            <text:p>3</text:p>
          </table:table-cell>
        </table:table-row>
        <table:table-row table:style-name="ro4">
          <table:table-cell table:style-name="Default" office:value-type="string">
            <text:p>6 pin IDC</text:p>
          </table:table-cell>
          <table:table-cell table:style-name="Default" office:value-type="string">
            <text:p>C13243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7.89">
            <text:p>7.89</text:p>
          </table:table-cell>
          <table:table-cell office:value-type="float" office:value="50">
            <text:p>50</text:p>
          </table:table-cell>
          <table:table-cell table:style-name="Default" table:formula="of:=([.D5]/[.E5])" office:value-type="float" office:value="0.1578">
            <text:p>0.1578</text:p>
          </table:table-cell>
          <table:table-cell table:style-name="Default" table:formula="of:=([.C5]*[.F5])" office:value-type="float" office:value="0.3156">
            <text:p>0.3156</text:p>
          </table:table-cell>
          <table:table-cell table:style-name="ce7" table:formula="of:=([.H2])" office:value-type="float" office:value="3">
            <text:p>3</text:p>
          </table:table-cell>
          <table:table-cell table:style-name="ce5" office:value-type="float" office:value="24">
            <text:p>24</text:p>
          </table:table-cell>
          <table:table-cell table:style-name="ce12" table:formula="of:=([.H5]*[.C5])" office:value-type="float" office:value="6">
            <text:p>6</text:p>
          </table:table-cell>
        </table:table-row>
        <table:table-row table:style-name="ro4">
          <table:table-cell table:style-name="Default" office:value-type="string">
            <text:p>4pin terminal block</text:p>
          </table:table-cell>
          <table:table-cell table:style-name="Default" office:value-type="string">
            <text:p>C19277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.98">
            <text:p>1.98</text:p>
          </table:table-cell>
          <table:table-cell office:value-type="float" office:value="10">
            <text:p>10</text:p>
          </table:table-cell>
          <table:table-cell table:style-name="Default" table:formula="of:=([.D6]/[.E6])" office:value-type="float" office:value="0.198">
            <text:p>0.198</text:p>
          </table:table-cell>
          <table:table-cell table:style-name="Default" table:formula="of:=([.C6]*[.F6])" office:value-type="float" office:value="0.99">
            <text:p>0.99</text:p>
          </table:table-cell>
          <table:table-cell table:style-name="ce7" table:formula="of:=([.H2])" office:value-type="float" office:value="3">
            <text:p>3</text:p>
          </table:table-cell>
          <table:table-cell table:style-name="ce5" office:value-type="float" office:value="30">
            <text:p>30</text:p>
          </table:table-cell>
          <table:table-cell table:style-name="ce13" table:formula="of:=([.H6]*[.C6])" office:value-type="float" office:value="15">
            <text:p>15</text:p>
          </table:table-cell>
        </table:table-row>
        <table:table-row table:style-name="ro4">
          <table:table-cell table:style-name="Default" office:value-type="string">
            <text:p>mosfet</text:p>
          </table:table-cell>
          <table:table-cell table:style-name="Default" office:value-type="string">
            <text:p>C368567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.98">
            <text:p>1.98</text:p>
          </table:table-cell>
          <table:table-cell office:value-type="float" office:value="10">
            <text:p>10</text:p>
          </table:table-cell>
          <table:table-cell table:style-name="Default" table:formula="of:=([.D7]/[.E7])" office:value-type="float" office:value="0.198">
            <text:p>0.198</text:p>
          </table:table-cell>
          <table:table-cell table:style-name="Default" table:formula="of:=([.C7]*[.F7])" office:value-type="float" office:value="3.168">
            <text:p>3.168</text:p>
          </table:table-cell>
          <table:table-cell table:style-name="ce7" table:formula="of:=([.H2])" office:value-type="float" office:value="3">
            <text:p>3</text:p>
          </table:table-cell>
          <table:table-cell table:style-name="ce5"/>
          <table:table-cell table:style-name="ce14" table:formula="of:=([.H7]*[.C7])" office:value-type="float" office:value="48">
            <text:p>48</text:p>
          </table:table-cell>
        </table:table-row>
        <table:table-row table:style-name="ro4">
          <table:table-cell table:style-name="Default" office:value-type="string">
            <text:p>100nf Capacitor</text:p>
          </table:table-cell>
          <table:table-cell table:style-name="Default" office:value-type="string">
            <text:p>C8306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6">
            <text:p>1.6</text:p>
          </table:table-cell>
          <table:table-cell office:value-type="float" office:value="500">
            <text:p>500</text:p>
          </table:table-cell>
          <table:table-cell table:style-name="Default" table:formula="of:=([.D8]/[.E8])" office:value-type="float" office:value="0.0032">
            <text:p>0.0032</text:p>
          </table:table-cell>
          <table:table-cell table:style-name="Default" table:formula="of:=([.C8]*[.F8])" office:value-type="float" office:value="0.0032">
            <text:p>0.0032</text:p>
          </table:table-cell>
          <table:table-cell table:style-name="ce7" table:formula="of:=([.H2])" office:value-type="float" office:value="3">
            <text:p>3</text:p>
          </table:table-cell>
          <table:table-cell table:style-name="ce5" office:value-type="float" office:value="1500">
            <text:p>1500</text:p>
          </table:table-cell>
          <table:table-cell table:style-name="ce15" table:formula="of:=([.H8]*[.C8])" office:value-type="float" office:value="3">
            <text:p>3</text:p>
          </table:table-cell>
        </table:table-row>
        <table:table-row table:style-name="ro4">
          <table:table-cell table:style-name="Default" office:value-type="string">
            <text:p>10k resistor 0603</text:p>
          </table:table-cell>
          <table:table-cell table:style-name="Default" office:value-type="string">
            <text:p>C10319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7">
            <text:p>1.7</text:p>
          </table:table-cell>
          <table:table-cell office:value-type="float" office:value="1000">
            <text:p>1000</text:p>
          </table:table-cell>
          <table:table-cell table:style-name="Default" table:formula="of:=([.D9]/[.E9])" office:value-type="float" office:value="0.0017">
            <text:p>0.0017</text:p>
          </table:table-cell>
          <table:table-cell table:style-name="Default" table:formula="of:=([.C9]*[.F9])" office:value-type="float" office:value="0.0017">
            <text:p>0.0017</text:p>
          </table:table-cell>
          <table:table-cell table:style-name="ce7" table:formula="of:=([.H2])" office:value-type="float" office:value="3">
            <text:p>3</text:p>
          </table:table-cell>
          <table:table-cell table:style-name="ce5" office:value-type="float" office:value="500">
            <text:p>500</text:p>
          </table:table-cell>
          <table:table-cell table:style-name="ce16" table:formula="of:=([.H9]*[.C9])" office:value-type="float" office:value="3">
            <text:p>3</text:p>
          </table:table-cell>
        </table:table-row>
        <table:table-row table:style-name="ro4">
          <table:table-cell table:style-name="Default" office:value-type="string">
            <text:p>4.7k resistor 0603</text:p>
          </table:table-cell>
          <table:table-cell table:style-name="Default" office:value-type="string">
            <text:p>C11669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.2">
            <text:p>1.2</text:p>
          </table:table-cell>
          <table:table-cell office:value-type="float" office:value="1000">
            <text:p>1000</text:p>
          </table:table-cell>
          <table:table-cell table:style-name="Default" table:formula="of:=([.D10]/[.E10])" office:value-type="float" office:value="0.0012">
            <text:p>0.0012</text:p>
          </table:table-cell>
          <table:table-cell table:style-name="Default" table:formula="of:=([.C10]*[.F10])" office:value-type="float" office:value="0.0024">
            <text:p>0.0024</text:p>
          </table:table-cell>
          <table:table-cell table:style-name="ce7" table:formula="of:=([.H2])" office:value-type="float" office:value="3">
            <text:p>3</text:p>
          </table:table-cell>
          <table:table-cell table:style-name="ce5" office:value-type="float" office:value="900">
            <text:p>900</text:p>
          </table:table-cell>
          <table:table-cell table:style-name="ce17" table:formula="of:=([.H10]*[.C10])" office:value-type="float" office:value="6">
            <text:p>6</text:p>
          </table:table-cell>
        </table:table-row>
        <table:table-row table:style-name="ro4">
          <table:table-cell table:style-name="Default" office:value-type="string">
            <text:p>resistor array</text:p>
          </table:table-cell>
          <table:table-cell table:style-name="Default" office:value-type="string">
            <text:p>C2971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.2">
            <text:p>3.2</text:p>
          </table:table-cell>
          <table:table-cell office:value-type="float" office:value="500">
            <text:p>500</text:p>
          </table:table-cell>
          <table:table-cell table:style-name="Default" table:formula="of:=([.D11]/[.E11])" office:value-type="float" office:value="0.0064">
            <text:p>0.0064</text:p>
          </table:table-cell>
          <table:table-cell table:style-name="Default" table:formula="of:=([.C11]*[.F11])" office:value-type="float" office:value="0.0384">
            <text:p>0.0384</text:p>
          </table:table-cell>
          <table:table-cell table:style-name="ce7" table:formula="of:=([.H2])" office:value-type="float" office:value="3">
            <text:p>3</text:p>
          </table:table-cell>
          <table:table-cell table:style-name="ce5" office:value-type="float" office:value="300">
            <text:p>300</text:p>
          </table:table-cell>
          <table:table-cell table:style-name="ce18" table:formula="of:=([.H11]*[.C11])" office:value-type="float" office:value="18">
            <text:p>18</text:p>
          </table:table-cell>
        </table:table-row>
        <table:table-row table:style-name="ro4">
          <table:table-cell table:style-name="Default" office:value-type="string">
            <text:p>PCB's</text:p>
          </table:table-cell>
          <table:table-cell table:style-name="Default"/>
          <table:table-cell table:style-name="ce5" office:value-type="float" office:value="1">
            <text:p>1</text:p>
          </table:table-cell>
          <table:table-cell table:style-name="ce5" office:value-type="float" office:value="65">
            <text:p>65</text:p>
          </table:table-cell>
          <table:table-cell office:value-type="float" office:value="10">
            <text:p>10</text:p>
          </table:table-cell>
          <table:table-cell table:style-name="Default" table:formula="of:=([.D12]/[.E12])" office:value-type="float" office:value="6.5">
            <text:p>6.5</text:p>
          </table:table-cell>
          <table:table-cell table:style-name="Default" table:formula="of:=([.C12]*[.F12])" office:value-type="float" office:value="6.5">
            <text:p>6.5</text:p>
          </table:table-cell>
          <table:table-cell table:style-name="ce7" table:formula="of:=([.H2])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19" table:formula="of:=([.H12]*[.C12])" office:value-type="float" office:value="3">
            <text:p>3</text:p>
          </table:table-cell>
        </table:table-row>
        <table:table-row table:style-name="ro3" table:number-rows-repeated="2">
          <table:table-cell table:number-columns-repeated="10"/>
        </table:table-row>
        <table:table-row table:style-name="ro3">
          <table:table-cell office:value-type="string">
            <text:p>led controller</text:p>
          </table:table-cell>
          <table:table-cell table:number-columns-repeated="9"/>
        </table:table-row>
        <table:table-row table:style-name="ro3" table:number-rows-repeated="16">
          <table:table-cell table:number-columns-repeated="10"/>
        </table:table-row>
        <table:table-row table:style-name="ro3">
          <table:table-cell table:number-columns-repeated="7"/>
          <table:table-cell table:style-name="ce2" table:number-columns-repeated="3"/>
        </table:table-row>
        <table:table-row table:style-name="ro3">
          <table:table-cell table:number-columns-repeated="7"/>
          <table:table-cell table:style-name="ce2"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7P0" style:volatile="true">
      <number:number number: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integer-digits="1" number:grouping="true"/>
      <style:map style:condition="value()&gt;=0" style:apply-style-name="N107P0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date-style style:name="N110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number-style style:name="N112P0" style:volatile="true">
      <number:text/>
    </number:number-style>
    <number:number-style style:name="N112P1" style:volatile="true">
      <number:text/>
    </number:number-style>
    <number:number-style style:name="N112P2" style:volatile="true">
      <number:text/>
    </number:number-style>
    <number:text-style style:name="N112">
      <number:text/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4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4P0"/>
    </number:currency-style>
    <number:number-style style:name="N116P0" style:volatile="true">
      <number:number number:decimal-places="0" number:min-integer-digits="1" number:grouping="true"/>
      <number:text>   </number:text>
    </number:number-style>
    <number:number-style style:name="N116">
      <number:text>-</number:text>
      <number:number number: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  </number:text>
    </number:number-style>
    <number:number-style style:name="N119">
      <number:text>-</number:text>
      <number:number number: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number-style style:name="N122">
      <number:scientific-number number:decimal-places="1" number:min-integer-digits="1" number:min-exponent-digits="1"/>
    </number:number-style>
    <number:number-style style:name="N124P0" style:volatile="true">
      <number:number number:decimal-places="0" number:min-integer-digits="1" number:grouping="true"/>
      <number:text> €</number:text>
    </number:number-style>
    <number:number-style style:name="N124">
      <number:text>-</number:text>
      <number:number number: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5P0"/>
    </number:number-style>
    <number:number-style style:name="N126">
      <number:number number:decimal-places="2" number:min-integer-digits="1" number:grouping="true"/>
      <number:text> €</number:text>
    </number:number-style>
    <number:number-style style:name="N127P0" style:volatile="true">
      <number:number number:decimal-places="2" number:min-integer-digits="1" number:grouping="true"/>
      <number:text> €</number:text>
    </number:number-style>
    <number:number-style style:name="N127">
      <number:text>-</number:text>
      <number:number number: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€ </number:text>
    </number:number-style>
    <number:number-style style:name="N140P1" style:volatile="true">
      <number:text>-</number:text>
      <number:number number:decimal-places="2" number:min-integer-digits="1" number:grouping="true"/>
      <number:text> € </number:text>
    </number:number-style>
    <number:number-style style:name="N140P2" style:volatile="true">
      <number:text> -</number:text>
      <number:number number: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number:min-integer-digits="1" number:grouping="true"/>
      <number:text>    </number:text>
    </number:number-style>
    <number:number-style style:name="N144P2" style:volatile="true">
      <number:text> -</number:text>
      <number:number number: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0" number:min-integer-digits="6"/>
    </number:number-style>
    <number:number-style style:name="N146">
      <number:text>Edit Time</number:text>
    </number:number-style>
    <number:currency-style style:name="N148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48">
      <style:text-properties fo:color="#00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00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152">
      <style:text-properties fo:color="#000000"/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152P0"/>
    </number:currency-style>
    <number:currency-style style:name="N15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54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56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56P0"/>
    </number:currency-style>
    <number:currency-style style:name="N157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57">
      <style:text-properties fo:color="#00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57P0"/>
    </number:currency-style>
    <number:currency-style style:name="N15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58">
      <style:text-properties fo:color="#00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58P0"/>
    </number:currency-style>
    <number:currency-style style:name="N160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60">
      <style:text-properties fo:color="#00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60P0"/>
    </number:currency-style>
    <number:currency-style style:name="N16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1">
      <style:text-properties fo:color="#00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1P0"/>
    </number:currency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">
      <number:text>-</number:text>
      <number:number number:decimal-places="0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">
      <style:text-properties fo:color="#000000"/>
      <number:text>-</number:text>
      <number:number number:decimal-places="0" number:min-integer-digits="1" number:grouping="true"/>
      <number:text> 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">
      <number:text>-</number:text>
      <number:number number:decimal-places="2" number:min-integer-digits="1" number:grouping="true"/>
      <number:text> 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">
      <style:text-properties fo:color="#000000"/>
      <number:text>-</number:text>
      <number:number number:decimal-places="2" number:min-integer-digits="1" number:grouping="true"/>
      <number:text> </number:text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DM</number:text>
    </number:number-style>
    <number:number-style style:name="N169">
      <number:text>-</number:text>
      <number:number number:decimal-places="0" number:min-integer-digits="1" number:grouping="true"/>
      <number:text> DM</number:text>
      <style:map style:condition="value()&gt;=0" style:apply-style-name="N169P0"/>
    </number:number-style>
    <number:number-style style:name="N170P0" style:volatile="true">
      <number:number number:decimal-places="0" number:min-integer-digits="1" number:grouping="true"/>
      <number:text> DM</number:text>
    </number:number-style>
    <number:number-style style:name="N170">
      <style:text-properties fo:color="#000000"/>
      <number:text>-</number:text>
      <number:number number:decimal-places="0" number:min-integer-digits="1" number:grouping="true"/>
      <number:text> DM</number:text>
      <style:map style:condition="value()&gt;=0" style:apply-style-name="N170P0"/>
    </number:number-style>
    <number:number-style style:name="N172P0" style:volatile="true">
      <number:number number:decimal-places="2" number:min-integer-digits="1" number:grouping="true"/>
      <number:text> DM</number:text>
    </number:number-style>
    <number:number-style style:name="N172">
      <number:text>-</number:text>
      <number:number number:decimal-places="2" number:min-integer-digits="1" number:grouping="true"/>
      <number:text> DM</number:text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  <number:text> DM</number:text>
    </number:number-style>
    <number:number-style style:name="N173">
      <style:text-properties fo:color="#000000"/>
      <number:text>-</number:text>
      <number:number number: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0" number:min-integer-digits="1" number:grouping="true"/>
      <number:text> DM</number:text>
    </number:number-style>
    <number:number-style style:name="N175P1" style:volatile="true">
      <number:text>-</number:text>
      <number:number number:decimal-places="0" number:min-integer-digits="1" number:grouping="true"/>
      <number:text> DM</number:text>
    </number:number-style>
    <number:number-style style:name="N175">
      <number:text>- DM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number number:decimal-places="0" number:min-integer-digits="1" number:grouping="true"/>
      <number:text> </number:text>
    </number:number-style>
    <number:number-style style:name="N177P1" style:volatile="true">
      <number:text>-</number:text>
      <number:number number:decimal-places="0" number:min-integer-digits="1" number:grouping="true"/>
      <number:text> </number:text>
    </number:number-style>
    <number:number-style style:name="N177">
      <number:text>- 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number number:decimal-places="2" number:min-integer-digits="1" number:grouping="true"/>
      <number:text> DM</number:text>
    </number:number-style>
    <number:number-style style:name="N179P1" style:volatile="true">
      <number:text>-</number:text>
      <number:number number:decimal-places="2" number:min-integer-digits="1" number:grouping="true"/>
      <number:text> DM</number:text>
    </number:number-style>
    <number:number-style style:name="N179">
      <number:text>-</number:text>
      <number:number number:decimal-places="0" number:min-integer-digits="0"/>
      <number:text> DM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number number:decimal-places="2" number:min-integer-digits="1" number:grouping="true"/>
      <number:text> </number:text>
    </number:number-style>
    <number:number-style style:name="N181P1" style:volatile="true">
      <number:text>-</number:text>
      <number:number number:decimal-places="2" number:min-integer-digits="1" number:grouping="true"/>
      <number:text> </number:text>
    </number:number-style>
    <number:number-style style:name="N181">
      <number:text>-</number:text>
      <number:number number:decimal-places="0" number:min-integer-digits="0"/>
      <number:text> </number:text>
      <style:map style:condition="value()&gt;0" style:apply-style-name="N181P0"/>
      <style:map style:condition="value()&lt;0" style:apply-style-name="N181P1"/>
    </number:number-style>
    <number:currency-style style:name="N182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182"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182P0"/>
    </number:currency-style>
    <number:currency-style style:name="N18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83"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83P0"/>
    </number:currency-style>
    <number:currency-style style:name="N184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84"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84P0"/>
    </number:currency-style>
    <number:currency-style style:name="N185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85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85P0"/>
    </number:currency-style>
    <number:currency-style style:name="N18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8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86P0"/>
    </number:currency-style>
    <number:currency-style style:name="N18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8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87P0"/>
    </number:currency-style>
    <number:number-style style:name="N188P0" style:volatile="true">
      <number:number number:decimal-places="0" number:min-integer-digits="1" number:grouping="true"/>
      <number:text> </number:text>
    </number:number-style>
    <number:number-style style:name="N18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88P0"/>
    </number:number-style>
    <number:number-style style:name="N189P0" style:volatile="true">
      <number:number number:decimal-places="2" number:min-integer-digits="1" number:grouping="true"/>
      <number:text> </number:text>
    </number:number-style>
    <number:number-style style:name="N18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89P0"/>
    </number:number-style>
    <number:number-style style:name="N190P0" style:volatile="true">
      <number:number number:decimal-places="0" number:min-integer-digits="1" number:grouping="true"/>
      <number:text> DM</number:text>
    </number:number-style>
    <number:number-style style:name="N190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90P0"/>
    </number:number-style>
    <number:number-style style:name="N191P0" style:volatile="true">
      <number:number number:decimal-places="2" number:min-integer-digits="1" number:grouping="true"/>
      <number:text> DM</number:text>
    </number:number-style>
    <number:number-style style:name="N191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91P0"/>
    </number:number-style>
    <number:date-style style:name="N192">
      <number:year/>
      <number:text> </number:text>
      <number:month number:style="long"/>
      <number:text> </number:text>
      <number:day-of-week/>
      <number:text> </number:text>
      <number:day number:style="long"/>
    </number:date-style>
    <number:currency-style style:name="N194P0" style:volatile="true">
      <number:currency-symbol number:language="en" number:country="AU">$</number:currency-symbol>
      <number:number number:decimal-places="0" number:min-integer-digits="1" number:grouping="true"/>
    </number:currency-style>
    <number:currency-style style:name="N194">
      <number:text>-</number:text>
      <number:currency-symbol number:language="en" number:country="AU">$</number:currency-symbol>
      <number:number number:decimal-places="0" number:min-integer-digits="1" number:grouping="true"/>
      <style:map style:condition="value()&gt;=0" style:apply-style-name="N194P0"/>
    </number:currency-style>
    <number:currency-style style:name="N196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96"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96P0"/>
    </number:currency-style>
    <number:currency-style style:name="N197P0" style:volatile="true">
      <number:currency-symbol number:language="en" number:country="AU">$</number:currency-symbol>
      <number:number number:decimal-places="0" number:min-integer-digits="1" number:grouping="true"/>
    </number:currency-style>
    <number:currency-style style:name="N197">
      <style:text-properties fo:color="#ff0000"/>
      <number:text>-</number:text>
      <number:currency-symbol number:language="en" number:country="AU">$</number:currency-symbol>
      <number:number number:decimal-places="0" number:min-integer-digits="1" number:grouping="true"/>
      <style:map style:condition="value()&gt;=0" style:apply-style-name="N197P0"/>
    </number:currency-style>
    <number:currency-style style:name="N198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98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98P0"/>
    </number:currency-style>
    <number:currency-style style:name="N200P0" style:volatile="true">
      <number:currency-symbol number:language="en" number:country="AU">$</number:currency-symbol>
      <number:number number:decimal-places="2" number:min-integer-digits="1" number:decimal-replacement="--" number:grouping="true"/>
    </number:currency-style>
    <number:currency-style style:name="N200">
      <style:text-properties fo:color="#ff0000"/>
      <number:text>-</number:text>
      <number:currency-symbol number:language="en" number:country="AU">$</number:currency-symbol>
      <number:number number:decimal-places="2" number:min-integer-digits="1" number:decimal-replacement="--" number:grouping="true"/>
      <style:map style:condition="value()&gt;=0" style:apply-style-name="N200P0"/>
    </number:currency-style>
    <number:currency-style style:name="N202P0" style:volatile="true">
      <number:currency-symbol number:language="ms" number:country="MY">RM</number:currency-symbol>
      <number:number number:decimal-places="0" number:min-integer-digits="1" number:grouping="true"/>
    </number:currency-style>
    <number:currency-style style:name="N202">
      <number:text>-</number:text>
      <number:currency-symbol number:language="ms" number:country="MY">RM</number:currency-symbol>
      <number:number number:decimal-places="0" number:min-integer-digits="1" number:grouping="true"/>
      <style:map style:condition="value()&gt;=0" style:apply-style-name="N202P0"/>
    </number:currency-style>
    <number:currency-style style:name="N204P0" style:volatile="true">
      <number:currency-symbol number:language="ms" number:country="MY">RM</number:currency-symbol>
      <number:number number:decimal-places="2" number:min-integer-digits="1" number:grouping="true"/>
    </number:currency-style>
    <number:currency-style style:name="N204">
      <number:text>-</number:text>
      <number:currency-symbol number:language="ms" number:country="MY">RM</number:currency-symbol>
      <number:number number:decimal-places="2" number:min-integer-digits="1" number:grouping="true"/>
      <style:map style:condition="value()&gt;=0" style:apply-style-name="N204P0"/>
    </number:currency-style>
    <number:currency-style style:name="N205P0" style:volatile="true">
      <number:currency-symbol number:language="ms" number:country="MY">RM</number:currency-symbol>
      <number:number number:decimal-places="0" number:min-integer-digits="1" number:grouping="true"/>
    </number:currency-style>
    <number:currency-style style:name="N205">
      <style:text-properties fo:color="#ff0000"/>
      <number:text>-</number:text>
      <number:currency-symbol number:language="ms" number:country="MY">RM</number:currency-symbol>
      <number:number number:decimal-places="0" number:min-integer-digits="1" number:grouping="true"/>
      <style:map style:condition="value()&gt;=0" style:apply-style-name="N205P0"/>
    </number:currency-style>
    <number:currency-style style:name="N206P0" style:volatile="true">
      <number:currency-symbol number:language="ms" number:country="MY">RM</number:currency-symbol>
      <number:number number:decimal-places="2" number:min-integer-digits="1" number:grouping="true"/>
    </number:currency-style>
    <number:currency-style style:name="N206">
      <style:text-properties fo:color="#ff0000"/>
      <number:text>-</number:text>
      <number:currency-symbol number:language="ms" number:country="MY">RM</number:currency-symbol>
      <number:number number:decimal-places="2" number:min-integer-digits="1" number:grouping="true"/>
      <style:map style:condition="value()&gt;=0" style:apply-style-name="N206P0"/>
    </number:currency-style>
    <number:currency-style style:name="N208P0" style:volatile="true">
      <number:currency-symbol number:language="ms" number:country="MY">RM</number:currency-symbol>
      <number:number number:decimal-places="2" number:min-integer-digits="1" number:decimal-replacement="--" number:grouping="true"/>
    </number:currency-style>
    <number:currency-style style:name="N208">
      <style:text-properties fo:color="#ff0000"/>
      <number:text>-</number:text>
      <number:currency-symbol number:language="ms" number:country="MY">RM</number:currency-symbol>
      <number:number number:decimal-places="2" number:min-integer-digits="1" number:decimal-replacement="--" number:grouping="true"/>
      <style:map style:condition="value()&gt;=0" style:apply-style-name="N208P0"/>
    </number:currency-style>
    <number:date-style style:name="N212P0" style:volatile="true">
      <number:text>=C</number:text>
      <number:hours/>
      <number:text>A</number:text>
      <number:year number:style="long"/>
      <number:text>(65+INT(</number:text>
      <number:year number:style="long"/>
      <number:text>AN</number:text>
      <number:day/>
      <number:text>()))&amp;T(</number:text>
      <number:seconds/>
      <number:text>TYL</number:text>
      <number:year/>
      <number:text>(VLOOKUP(CU</number:text>
      <number:era number:style="long"/>
      <number:year number:style="long"/>
      <number:year/>
      <number:text>NT()</number:text>
    </number:date-style>
    <number:currency-style style:name="N212P1" style:volatile="true">
      <number:currency-symbol/>
      <number:text>A$1:$C$5</number:text>
    </number:currency-style>
    <number:number-style style:name="N212P2" style:volatile="true">
      <number:text>3</number:text>
    </number:number-style>
    <number:text-style style:name="N212">
      <number:text>)))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style:name="N214P0" style:volatile="true">
      <number:text>=C</number:text>
      <number:hours/>
      <number:text>A</number:text>
      <number:year number:style="long"/>
      <number:text>(65+INT(</number:text>
      <number:year number:style="long"/>
      <number:text>AN</number:text>
      <number:day/>
      <number:text>()))&amp;T(</number:text>
      <number:seconds/>
      <number:text>TYL</number:text>
      <number:year/>
      <number:text>(VLOOKUP(CU</number:text>
      <number:era number:style="long"/>
      <number:year number:style="long"/>
      <number:year/>
      <number:text>NT()</number:text>
    </number:date-style>
    <number:date-style style:name="N214P1" style:volatile="true">
      <number:text>$</number:text>
      <number:month/>
      <number:text>$1:$O$4</number:text>
    </number:date-style>
    <number:number-style style:name="N214P2" style:volatile="true">
      <number:text>3</number:text>
    </number:number-style>
    <number:text-style style:name="N214">
      <number:text>)))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number:currency-style style:name="N16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107P0"/>
    </number:currency-style>
    <number:date-style style:name="N16108" number:language="de" number:country="DE" number:title="ISO &amp; weekday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currency-style style:name="N24107P0" style:volatile="true" number:language="fr" number:country="B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4107" number:language="fr" number:country="BE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4107P0"/>
    </number:currency-style>
    <number:date-style style:name="N32106" number:language="en" number:country="GB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40108" number:language="ja" number:country="JP">
      <number:day/>
      <number:text>/</number:text>
      <number:month/>
      <number:text>/</number:text>
      <number:year/>
    </number:date-style>
    <number:date-style style:name="N40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40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40111" number:language="ja" number:country="JP">
      <number:month/>
      <number:text>月</number:text>
      <number:day/>
      <number:text>日</number:text>
    </number:date-style>
    <number:date-style style:name="N40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40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Untitled1" style:family="table-cell" style:parent-style-name="Default">
      <style:table-cell-properties fo:background-color="#99ff99"/>
    </style:style>
    <style:style style:name="Untitled2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5">2021-09-25</text:date>, <text:time>18:3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stin creations</meta:initial-creator>
    <meta:creation-date>2021-09-25T05:34:21.84</meta:creation-date>
    <dc:date>2021-09-25T18:33:27.54</dc:date>
    <dc:creator>austin creations</dc:creator>
    <meta:editing-duration>PT3H52M24S</meta:editing-duration>
    <meta:editing-cycles>12</meta:editing-cycles>
    <meta:generator>OpenOffice/4.1.5$Win32 OpenOffice.org_project/415m1$Build-9789</meta:generator>
    <meta:document-statistic meta:table-count="3" meta:cell-count="119" meta:object-count="0"/>
  </office:meta>
</office:document-meta>
</file>